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fonksiyonu türü tanımladık<ns0:line-break/>typedef void (*yazdir_func)(char*);<ns0:line-break/><ns0:line-break/>// nesne struct yapısı tanımladık<ns0:line-break/>typedef struct Test {<ns0:line-break/><ns0:s ns0:c="4"/>// nesne fonksiyonunu tanımladık.<ns0:line-break/><ns0:s ns0:c="4"/>yazdir_func yazdir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fonksiyonu türü tanımladık
</text:span>
        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_func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
</text:span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name">yazdir_func</text:span>
        <text:span text:style-name="rststyle-whitespace"> </text:span>
        <text:span text:style-name="rststyle-name">yazdir</text:span>
        <text:span text:style-name="rststyle-punctuation">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01:11</meta:creation-date>
    <dc:creator>a</dc:creator>
    <dc:date>2023-09-19T01:01:11</dc:date>
    <dc:language>en-US</dc:language>
    <meta:editing-cycles>1</meta:editing-cycles>
    <meta:editing-duration>PT00M01S</meta:editing-duration>
    <dc:title>C Dersi</dc:title>
  </office:meta>
</office:document-meta>
</file>